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41.svm" manifest:media-type=""/>
  <manifest:file-entry manifest:full-path="Pictures/TablePreview1.svm" manifest:media-type=""/>
  <manifest:file-entry manifest:full-path="Pictures/TablePreview42.svm" manifest:media-type=""/>
  <manifest:file-entry manifest:full-path="Pictures/TablePreview20.svm" manifest:media-type=""/>
  <manifest:file-entry manifest:full-path="Pictures/TablePreview2.svm" manifest:media-type=""/>
  <manifest:file-entry manifest:full-path="Pictures/TablePreview43.svm" manifest:media-type=""/>
  <manifest:file-entry manifest:full-path="Pictures/TablePreview21.svm" manifest:media-type=""/>
  <manifest:file-entry manifest:full-path="Pictures/TablePreview3.svm" manifest:media-type=""/>
  <manifest:file-entry manifest:full-path="Pictures/TablePreview44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45.svm" manifest:media-type=""/>
  <manifest:file-entry manifest:full-path="Pictures/TablePreview23.svm" manifest:media-type=""/>
  <manifest:file-entry manifest:full-path="Pictures/TablePreview5.svm" manifest:media-type=""/>
  <manifest:file-entry manifest:full-path="Pictures/TablePreview46.svm" manifest:media-type=""/>
  <manifest:file-entry manifest:full-path="Pictures/TablePreview24.svm" manifest:media-type=""/>
  <manifest:file-entry manifest:full-path="Pictures/TablePreview6.svm" manifest:media-type=""/>
  <manifest:file-entry manifest:full-path="Pictures/TablePreview47.svm" manifest:media-type=""/>
  <manifest:file-entry manifest:full-path="Pictures/TablePreview25.svm" manifest:media-type=""/>
  <manifest:file-entry manifest:full-path="Pictures/TablePreview7.svm" manifest:media-type=""/>
  <manifest:file-entry manifest:full-path="Pictures/TablePreview48.svm" manifest:media-type=""/>
  <manifest:file-entry manifest:full-path="Pictures/TablePreview26.svm" manifest:media-type=""/>
  <manifest:file-entry manifest:full-path="Pictures/TablePreview8.svm" manifest:media-type=""/>
  <manifest:file-entry manifest:full-path="Pictures/TablePreview49.svm" manifest:media-type=""/>
  <manifest:file-entry manifest:full-path="Pictures/TablePreview27.svm" manifest:media-type=""/>
  <manifest:file-entry manifest:full-path="Pictures/TablePreview9.svm" manifest:media-type=""/>
  <manifest:file-entry manifest:full-path="Pictures/TablePreview32.svm" manifest:media-type=""/>
  <manifest:file-entry manifest:full-path="Pictures/TablePreview10.svm" manifest:media-type=""/>
  <manifest:file-entry manifest:full-path="Pictures/TablePreview33.svm" manifest:media-type=""/>
  <manifest:file-entry manifest:full-path="Pictures/TablePreview11.svm" manifest:media-type=""/>
  <manifest:file-entry manifest:full-path="Pictures/TablePreview34.svm" manifest:media-type=""/>
  <manifest:file-entry manifest:full-path="Pictures/TablePreview12.svm" manifest:media-type=""/>
  <manifest:file-entry manifest:full-path="Pictures/TablePreview35.svm" manifest:media-type=""/>
  <manifest:file-entry manifest:full-path="Pictures/TablePreview13.svm" manifest:media-type=""/>
  <manifest:file-entry manifest:full-path="Pictures/TablePreview36.svm" manifest:media-type=""/>
  <manifest:file-entry manifest:full-path="Pictures/TablePreview14.svm" manifest:media-type=""/>
  <manifest:file-entry manifest:full-path="Pictures/TablePreview37.svm" manifest:media-type=""/>
  <manifest:file-entry manifest:full-path="Pictures/TablePreview15.svm" manifest:media-type=""/>
  <manifest:file-entry manifest:full-path="Pictures/TablePreview38.svm" manifest:media-type=""/>
  <manifest:file-entry manifest:full-path="Pictures/TablePreview16.svm" manifest:media-type=""/>
  <manifest:file-entry manifest:full-path="Pictures/TablePreview39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40.svm" manifest:media-type=""/>
  <manifest:file-entry manifest:full-path="Pictures/TablePreview50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svg:stroke-width="0.035cm" draw:marker-start="Arrowheads_20_1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draw:stroke="solid" svg:stroke-width="0.035cm" draw:marker-start="Arrowheads_20_1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draw:stroke="solid" svg:stroke-width="0.035cm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stroke="solid" svg:stroke-width="0.053cm" svg:stroke-color="#bf0041" draw:marker-start="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bf0041" draw:marker-start="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draw:stroke="solid" svg:stroke-width="0.035cm" svg:stroke-color="#5983b0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ff860d"/>
      <style:paragraph-properties fo:text-align="center"/>
      <style:text-properties fo:color="#ffffff" loext:opacity="100%"/>
    </style:style>
    <style:style style:name="ce2" style:family="table-cell">
      <loext:graphic-properties draw:fill="solid" draw:fill-color="#ff860d"/>
      <style:paragraph-properties fo:border-left="none" fo:border-right="0.28pt solid #000000" fo:border-top="0.28pt solid #000000" fo:border-bottom="0.28pt solid #000000"/>
      <style:text-properties fo:color="#ffffff" loext:opacity="100%"/>
    </style:style>
    <style:style style:name="ce3" style:family="table-cell">
      <style:paragraph-properties fo:border-left="none" fo:border-right="0.28pt solid #000000" fo:border-top="0.28pt solid #000000" fo:border-bottom="0.28pt solid #000000"/>
    </style:style>
    <style:style style:name="ce4" style:family="table-cell">
      <loext:graphic-properties draw:fill="solid" draw:fill-color="#b85c00"/>
      <style:paragraph-properties fo:text-align="center"/>
      <style:text-properties fo:color="#ffffff" loext:opacity="100%"/>
    </style:style>
    <style:style style:name="ce5" style:family="table-cell">
      <loext:graphic-properties draw:fill="solid" draw:fill-color="#ff860d"/>
      <style:paragraph-properties fo:text-align="center" fo:border-left="none" fo:border-right="0.28pt solid #000000" fo:border-top="0.28pt solid #000000" fo:border-bottom="0.28pt solid #000000"/>
      <style:text-properties fo:color="#ffffff" loext:opacity="100%"/>
    </style:style>
    <style:style style:name="ce6" style:family="table-cell">
      <loext:graphic-properties draw:fill="solid" draw:fill-color="#729fcf"/>
      <style:paragraph-properties fo:border-left="none" fo:border-right="0.28pt solid #000000" fo:border-top="0.28pt solid #000000" fo:border-bottom="0.28pt solid #000000"/>
    </style:style>
    <style:style style:name="ce7" style:family="table-cell">
      <loext:graphic-properties draw:fill="none" draw:fill-color="#729fcf" loext:fill-use-slide-background="false"/>
      <style:paragraph-properties fo:border-left="none" fo:border-right="0.28pt solid #000000" fo:border-top="0.28pt solid #000000" fo:border-bottom="0.28pt solid #000000"/>
    </style:style>
    <style:style style:name="ce8" style:family="table-cell">
      <loext:graphic-properties draw:fill="none" draw:fill-color="#3465a4" loext:fill-use-slide-background="false"/>
      <style:paragraph-properties fo:border-left="none" fo:border-right="0.28pt solid #000000" fo:border-top="0.28pt solid #000000" fo:border-bottom="0.28pt solid #000000"/>
    </style:style>
    <style:style style:name="ce9" style:family="table-cell">
      <loext:graphic-properties draw:fill="solid" draw:fill-color="#b85c00"/>
      <style:paragraph-properties fo:text-align="center" fo:border-left="none" fo:border-right="0.28pt solid #000000" fo:border-top="0.28pt solid #000000" fo:border-bottom="0.28pt solid #000000"/>
      <style:text-properties fo:color="#ffffff" loext:opacity="100%"/>
    </style:style>
    <style:style style:name="ce10" style:family="table-cell">
      <loext:graphic-properties draw:fill="solid" draw:fill-color="#3465a4"/>
      <style:paragraph-properties fo:border-left="none" fo:border-right="0.28pt solid #000000" fo:border-top="0.28pt solid #000000" fo:border-bottom="0.28pt solid #000000"/>
    </style:style>
    <style:style style:name="ce11" style:family="table-cell">
      <loext:graphic-properties draw:fill="solid" draw:fill-color="#b85c00"/>
      <style:paragraph-properties fo:border-left="none" fo:border-right="0.28pt solid #000000" fo:border-top="0.28pt solid #000000" fo:border-bottom="0.28pt solid #000000"/>
      <style:text-properties fo:color="#ffffff" loext:opacity="100%"/>
    </style:style>
    <style:style style:name="ce12" style:family="table-cell">
      <loext:graphic-properties draw:fill="solid" draw:fill-color="#3465a4"/>
      <style:paragraph-properties fo:border-left="none" fo:border-right="0.28pt solid #000000" fo:border-top="0.28pt solid #000000" fo:border-bottom="0.28pt solid #000000"/>
      <style:text-properties fo:color="#ffffff" loext:opacity="100%"/>
    </style:style>
    <style:style style:name="ce13" style:family="table-cell">
      <loext:graphic-properties draw:fill="solid" draw:fill-color="#729fcf"/>
      <style:paragraph-properties fo:border-left="none" fo:border-right="0.28pt solid #000000" fo:border-top="0.28pt solid #000000" fo:border-bottom="0.28pt solid #000000"/>
      <style:text-properties fo:color="#ffffff" loext:opacity="100%"/>
    </style:style>
    <style:style style:name="ce14" style:family="table-cell">
      <loext:graphic-properties draw:fill="solid" draw:fill-color="#bf0041"/>
      <style:paragraph-properties fo:border-left="none" fo:border-right="0.28pt solid #000000" fo:border-top="0.28pt solid #000000" fo:border-bottom="0.28pt solid #000000"/>
      <style:text-properties fo:color="#ffffff" loext:opacity="100%"/>
    </style:style>
    <style:style style:name="ce15" style:family="table-cell">
      <loext:graphic-properties draw:fill="solid" draw:fill-color="#b85c00"/>
      <style:paragraph-properties fo:text-align="center" fo:border-left="none" fo:border-right="none" fo:border-top="0.28pt solid #000000" fo:border-bottom="0.28pt solid #000000"/>
      <style:text-properties fo:color="#ffffff" loext:opacity="100%"/>
    </style:style>
    <style:style style:name="ce16" style:family="table-cell">
      <loext:graphic-properties draw:fill="solid" draw:fill-color="#bf0041"/>
      <style:paragraph-properties fo:text-align="center" fo:border-left="none" fo:border-right="0.28pt solid #000000" fo:border-top="0.28pt solid #000000" fo:border-bottom="0.28pt solid #000000"/>
      <style:text-properties fo:color="#ffffff" loext:opacity="100%"/>
    </style:style>
    <style:style style:name="ce17" style:family="table-cell">
      <loext:graphic-properties draw:fill="solid" draw:fill-color="#bf0041"/>
      <style:paragraph-properties fo:text-align="center"/>
      <style:text-properties fo:color="#ffffff" loext:opacity="100%"/>
    </style:style>
    <style:style style:name="ce18" style:family="table-cell">
      <loext:graphic-properties draw:fill="solid" draw:fill-color="#b85c00"/>
      <style:paragraph-properties fo:text-align="center" fo:border-left="0.28pt solid #000000" fo:border-right="none" fo:border-top="0.28pt solid #000000" fo:border-bottom="0.28pt solid #000000"/>
      <style:text-properties fo:color="#ffffff" loext:opacity="100%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ffff" loext:opacity="100%"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K</text:p>
              </table:table-cell>
              <table:table-cell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>
                <text:p text:style-name="P1">H</text:p>
              </table:table-cell>
              <table:table-cell>
                <text:p text:style-name="P1">G</text:p>
              </table:table-cell>
              <table:table-cell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>
                <text:p text:style-name="P1">C</text:p>
              </table:table-cell>
              <table:table-cell>
                <text:p text:style-name="P1">O</text:p>
              </table:table-cell>
              <table:table-cell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A</text:p>
              </table:table-cell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1">
                <text:p text:style-name="P1">H</text:p>
              </table:table-cell>
              <table:table-cell>
                <text:p text:style-name="P1">G</text:p>
              </table:table-cell>
              <table:table-cell table:style-name="ce1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1">
                <text:p text:style-name="P1">C</text:p>
              </table:table-cell>
              <table:table-cell>
                <text:p text:style-name="P1">O</text:p>
              </table:table-cell>
              <table:table-cell table:style-name="ce1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6"/>
              <table:table-cell table:style-name="ce7"/>
              <table:table-cell table:style-name="ce8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2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1">
                <text:p text:style-name="P1">H</text:p>
              </table:table-cell>
              <table:table-cell>
                <text:p text:style-name="P1">G</text:p>
              </table:table-cell>
              <table:table-cell table:style-name="ce1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1">
                <text:p text:style-name="P1">C</text:p>
              </table:table-cell>
              <table:table-cell>
                <text:p text:style-name="P1">O</text:p>
              </table:table-cell>
              <table:table-cell table:style-name="ce1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6"/>
              <table:table-cell table:style-name="ce8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>
                <text:p text:style-name="P1">M</text:p>
              </table:table-cell>
              <table:table-cell table:style-name="ce1">
                <text:p text:style-name="P1">H</text:p>
              </table:table-cell>
              <table:table-cell>
                <text:p text:style-name="P1">G</text:p>
              </table:table-cell>
              <table:table-cell table:style-name="ce1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1">
                <text:p text:style-name="P1">C</text:p>
              </table:table-cell>
              <table:table-cell>
                <text:p text:style-name="P1">O</text:p>
              </table:table-cell>
              <table:table-cell table:style-name="ce1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6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4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 table:style-name="ce9"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1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1">
                <text:p text:style-name="P1">C</text:p>
              </table:table-cell>
              <table:table-cell>
                <text:p text:style-name="P1">O</text:p>
              </table:table-cell>
              <table:table-cell table:style-name="ce1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5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 table:style-name="ce9">
                <text:p text:style-name="P1">M</text:p>
              </table:table-cell>
              <table:table-cell table:style-name="ce4">
                <text:p text:style-name="P1">H</text:p>
              </table:table-cell>
              <table:table-cell table:style-name="ce9"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1">
                <text:p text:style-name="P1">C</text:p>
              </table:table-cell>
              <table:table-cell>
                <text:p text:style-name="P1">O</text:p>
              </table:table-cell>
              <table:table-cell table:style-name="ce1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6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 table:style-name="ce5">
                <text:p text:style-name="P1">D</text:p>
              </table:table-cell>
              <table:table-cell table:style-name="ce1">
                <text:p text:style-name="P1">C</text:p>
              </table:table-cell>
              <table:table-cell table:style-name="ce5">
                <text:p text:style-name="P1">O</text:p>
              </table:table-cell>
              <table:table-cell table:style-name="ce1">
                <text:p text:style-name="P1">N</text:p>
              </table:table-cell>
              <table:table-cell table:style-name="ce5">
                <text:p text:style-name="P1">I</text:p>
              </table:table-cell>
              <table:table-cell table:style-name="ce5"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7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4" draw:text-style-name="P4" draw:layer="layout" svg:width="2.608cm" svg:height="1.512cm" draw:transform="skewX (-0.869872099193974) rotate (2.06594623558569) translate (17.5777952048556cm 11.4488256411678cm)" svg:viewBox="0 0 2609 1513" svg:d="M2609 0c-2166 1-2609 1513-2609 1513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4">
                <text:p text:style-name="P1">C</text:p>
              </table:table-cell>
              <table:table-cell table:style-name="ce5">
                <text:p text:style-name="P1">O</text:p>
              </table:table-cell>
              <table:table-cell table:style-name="ce1">
                <text:p text:style-name="P1">N</text:p>
              </table:table-cell>
              <table:table-cell table:style-name="ce5">
                <text:p text:style-name="P1">I</text:p>
              </table:table-cell>
              <table:table-cell table:style-name="ce5"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8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4">
                <text:p text:style-name="P1">C</text:p>
              </table:table-cell>
              <table:table-cell table:style-name="ce5">
                <text:p text:style-name="P1">O</text:p>
              </table:table-cell>
              <table:table-cell table:style-name="ce1">
                <text:p text:style-name="P1">N</text:p>
              </table:table-cell>
              <table:table-cell table:style-name="ce5">
                <text:p text:style-name="P1">I</text:p>
              </table:table-cell>
              <table:table-cell table:style-name="ce5"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9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4" draw:text-style-name="P4" draw:layer="layout" svg:width="2.614cm" svg:height="1.525cm" draw:transform="skewX (-0.862367183410398) rotate (2.07100769041647) translate (18.754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00813722516cm 8.255cm)" svg:viewBox="0 0 2960 1933" svg:d="M0 0c2472 1 2960 1933 2960 1933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4">
                <text:p text:style-name="P1">C</text:p>
              </table:table-cell>
              <table:table-cell>
                <text:p text:style-name="P1">O</text:p>
              </table:table-cell>
              <table:table-cell table:style-name="ce4">
                <text:p text:style-name="P1">N</text:p>
              </table:table-cell>
              <table:table-cell table:style-name="ce5">
                <text:p text:style-name="P1">I</text:p>
              </table:table-cell>
              <table:table-cell table:style-name="ce5"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10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4">
                <text:p text:style-name="P1">C</text:p>
              </table:table-cell>
              <table:table-cell>
                <text:p text:style-name="P1">O</text:p>
              </table:table-cell>
              <table:table-cell table:style-name="ce4">
                <text:p text:style-name="P1">N</text:p>
              </table:table-cell>
              <table:table-cell>
                <text:p text:style-name="P1">I</text:p>
              </table:table-cell>
              <table:table-cell table:style-name="ce5"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3"/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11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3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4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4">
                <text:p text:style-name="P1">C</text:p>
              </table:table-cell>
              <table:table-cell>
                <text:p text:style-name="P1">O</text:p>
              </table:table-cell>
              <table:table-cell table:style-name="ce4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2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3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12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3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4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3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9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>
                <text:p text:style-name="P1">F</text:p>
              </table:table-cell>
              <table:table-cell>
                <text:p text:style-name="P1">P</text:p>
              </table:table-cell>
              <table:table-cell>
                <text:p text:style-name="P1">M</text:p>
              </table:table-cell>
              <table:table-cell table:style-name="ce4">
                <text:p text:style-name="P1">H</text:p>
              </table:table-cell>
              <table:table-cell>
                <text:p text:style-name="P1">G</text:p>
              </table:table-cell>
              <table:table-cell table:style-name="ce4">
                <text:p text:style-name="P1">B</text:p>
              </table:table-cell>
              <table:table-cell>
                <text:p text:style-name="P1">L</text:p>
              </table:table-cell>
              <table:table-cell>
                <text:p text:style-name="P1">D</text:p>
              </table:table-cell>
              <table:table-cell table:style-name="ce4">
                <text:p text:style-name="P1">C</text:p>
              </table:table-cell>
              <table:table-cell>
                <text:p text:style-name="P1">O</text:p>
              </table:table-cell>
              <table:table-cell table:style-name="ce4">
                <text:p text:style-name="P1">N</text:p>
              </table:table-cell>
              <table:table-cell>
                <text:p text:style-name="P1">I</text:p>
              </table:table-cell>
              <table:table-cell>
                <text:p text:style-name="P1">E</text:p>
              </table:table-cell>
              <table:table-cell table:style-name="ce11">
                <text:p text:style-name="P2"><text:span text:style-name="T1">A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3"/>
              <table:table-cell table:style-name="bg-none"/>
              <table:table-cell table:style-name="bg-none"/>
            </table:table-row>
          </table:table>
          <draw:image xlink:href="Pictures/TablePreview13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3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4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3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3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 table:style-name="ce9">
                <text:p text:style-name="P1">M</text:p>
              </table:table-cell>
              <table:table-cell table:style-name="ce4">
                <text:p text:style-name="P1">H</text:p>
              </table:table-cell>
              <table:table-cell table:style-name="ce9">
                <text:p text:style-name="P1">G</text:p>
              </table:table-cell>
              <table:table-cell table:style-name="ce4">
                <text:p text:style-name="P1">B</text:p>
              </table:table-cell>
              <table:table-cell table:style-name="ce9">
                <text:p text:style-name="P1">L</text:p>
              </table:table-cell>
              <table:table-cell table:style-name="ce9">
                <text:p text:style-name="P1">D</text:p>
              </table:table-cell>
              <table:table-cell table:style-name="ce4">
                <text:p text:style-name="P1">C</text:p>
              </table:table-cell>
              <table:table-cell table:style-name="ce9">
                <text:p text:style-name="P1">O</text:p>
              </table:table-cell>
              <table:table-cell table:style-name="ce4">
                <text:p text:style-name="P1">N</text:p>
              </table:table-cell>
              <table:table-cell table:style-name="ce9">
                <text:p text:style-name="P1">I</text:p>
              </table:table-cell>
              <table:table-cell table:style-name="ce9">
                <text:p text:style-name="P1">E</text:p>
              </table:table-cell>
              <table:table-cell table:style-name="ce11">
                <text:p text:style-name="P2"><text:span text:style-name="T1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3"/>
              <table:table-cell table:style-name="bg-none"/>
            </table:table-row>
          </table:table>
          <draw:image xlink:href="Pictures/TablePreview14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3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4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3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3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4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4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 table:style-name="ce9">
                <text:p text:style-name="P1">M</text:p>
              </table:table-cell>
              <table:table-cell table:style-name="ce4">
                <text:p text:style-name="P1">H</text:p>
              </table:table-cell>
              <table:table-cell table:style-name="ce9">
                <text:p text:style-name="P1">G</text:p>
              </table:table-cell>
              <table:table-cell table:style-name="ce4">
                <text:p text:style-name="P1">B</text:p>
              </table:table-cell>
              <table:table-cell table:style-name="ce9">
                <text:p text:style-name="P1">L</text:p>
              </table:table-cell>
              <table:table-cell table:style-name="ce9">
                <text:p text:style-name="P1">D</text:p>
              </table:table-cell>
              <table:table-cell table:style-name="ce4">
                <text:p text:style-name="P1">C</text:p>
              </table:table-cell>
              <table:table-cell table:style-name="ce9">
                <text:p text:style-name="P1">O</text:p>
              </table:table-cell>
              <table:table-cell table:style-name="ce4">
                <text:p text:style-name="P1">N</text:p>
              </table:table-cell>
              <table:table-cell table:style-name="ce9">
                <text:p text:style-name="P1">I</text:p>
              </table:table-cell>
              <table:table-cell table:style-name="ce9">
                <text:p text:style-name="P1">E</text:p>
              </table:table-cell>
              <table:table-cell table:style-name="ce11">
                <text:p text:style-name="P2"><text:span text:style-name="T1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3"/>
            </table:table-row>
          </table:table>
          <draw:image xlink:href="Pictures/TablePreview15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3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4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3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3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4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4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4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4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 table:style-name="ce9">
                <text:p text:style-name="P1">M</text:p>
              </table:table-cell>
              <table:table-cell table:style-name="ce4">
                <text:p text:style-name="P1">H</text:p>
              </table:table-cell>
              <table:table-cell table:style-name="ce9">
                <text:p text:style-name="P1">G</text:p>
              </table:table-cell>
              <table:table-cell table:style-name="ce4">
                <text:p text:style-name="P1">B</text:p>
              </table:table-cell>
              <table:table-cell table:style-name="ce9">
                <text:p text:style-name="P1">L</text:p>
              </table:table-cell>
              <table:table-cell table:style-name="ce9">
                <text:p text:style-name="P1">D</text:p>
              </table:table-cell>
              <table:table-cell table:style-name="ce4">
                <text:p text:style-name="P1">C</text:p>
              </table:table-cell>
              <table:table-cell table:style-name="ce9">
                <text:p text:style-name="P1">O</text:p>
              </table:table-cell>
              <table:table-cell table:style-name="ce4">
                <text:p text:style-name="P1">N</text:p>
              </table:table-cell>
              <table:table-cell table:style-name="ce9">
                <text:p text:style-name="P1">I</text:p>
              </table:table-cell>
              <table:table-cell table:style-name="ce9">
                <text:p text:style-name="P1">E</text:p>
              </table:table-cell>
              <table:table-cell table:style-name="ce11">
                <text:p text:style-name="P2"><text:span text:style-name="T1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</table:table>
          <draw:image xlink:href="Pictures/TablePreview16.svm" xlink:type="simple" xlink:show="embed" xlink:actuate="onLoad"/>
        </draw:frame>
        <draw:path draw:style-name="gr3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3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4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3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4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3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4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3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4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3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3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4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3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4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3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4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4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4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4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3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3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4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4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4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4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4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4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4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4" draw:text-style-name="P4" draw:layer="layout" svg:width="6.866cm" svg:height="2.935cm" draw:transform="skewX (0.509461608657145) rotate (2.80928196401007) translate (12.6006795743248cm 11.3903351274445cm)" svg:viewBox="0 0 6867 2936" svg:d="M6867 0c-5701 1-6867 2936-6867 2936">
          <text:p/>
        </draw:path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4">
                <text:p text:style-name="P1">K</text:p>
              </table:table-cell>
              <table:table-cell table:style-name="ce4">
                <text:p text:style-name="P1">J</text:p>
              </table:table-cell>
              <table:table-cell table:style-name="ce9">
                <text:p text:style-name="P1">F</text:p>
              </table:table-cell>
              <table:table-cell table:style-name="ce9">
                <text:p text:style-name="P1">P</text:p>
              </table:table-cell>
              <table:table-cell table:style-name="ce9">
                <text:p text:style-name="P1">M</text:p>
              </table:table-cell>
              <table:table-cell table:style-name="ce4">
                <text:p text:style-name="P1">H</text:p>
              </table:table-cell>
              <table:table-cell table:style-name="ce9">
                <text:p text:style-name="P1">G</text:p>
              </table:table-cell>
              <table:table-cell table:style-name="ce4">
                <text:p text:style-name="P1">B</text:p>
              </table:table-cell>
              <table:table-cell table:style-name="ce9">
                <text:p text:style-name="P1">L</text:p>
              </table:table-cell>
              <table:table-cell table:style-name="ce9">
                <text:p text:style-name="P1">D</text:p>
              </table:table-cell>
              <table:table-cell table:style-name="ce4">
                <text:p text:style-name="P1">C</text:p>
              </table:table-cell>
              <table:table-cell table:style-name="ce9">
                <text:p text:style-name="P1">O</text:p>
              </table:table-cell>
              <table:table-cell table:style-name="ce4">
                <text:p text:style-name="P1">N</text:p>
              </table:table-cell>
              <table:table-cell table:style-name="ce9">
                <text:p text:style-name="P1">I</text:p>
              </table:table-cell>
              <table:table-cell table:style-name="ce9">
                <text:p text:style-name="P1">E</text:p>
              </table:table-cell>
              <table:table-cell table:style-name="ce11">
                <text:p text:style-name="P2"><text:span text:style-name="T1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</table:table>
          <draw:image xlink:href="Pictures/TablePreview17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</table:table>
          <draw:image xlink:href="Pictures/TablePreview18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>
                <text:p text:style-name="P2">0</text:p>
              </table:table-cell>
            </table:table-row>
          </table:table>
          <draw:image xlink:href="Pictures/TablePreview19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1</text:p>
              </table:table-cell>
              <table:table-cell table:style-name="ce14">
                <text:p text:style-name="P2">0</text:p>
              </table:table-cell>
            </table:table-row>
          </table:table>
          <draw:image xlink:href="Pictures/TablePreview20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7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1</text:p>
              </table:table-cell>
              <table:table-cell>
                <text:p text:style-name="P2">1</text:p>
              </table:table-cell>
              <table:table-cell table:style-name="ce14">
                <text:p text:style-name="P2">0</text:p>
              </table:table-cell>
            </table:table-row>
          </table:table>
          <draw:image xlink:href="Pictures/TablePreview21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7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15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2</text:p>
              </table:table-cell>
              <table:table-cell>
                <text:p text:style-name="P2">1</text:p>
              </table:table-cell>
              <table:table-cell table:style-name="ce14"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2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7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 table:style-name="ce14"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3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7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 table:style-name="ce14"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4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7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 table:style-name="ce14"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5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7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 table:style-name="ce14"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6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7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 table:style-name="ce14"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7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7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14"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8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7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/>
              <table:table-cell table:style-name="ce14"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 table:style-name="ce14"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29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7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 table:style-name="ce14"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 table:style-name="ce14"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0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7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/>
              <table:table-cell table:style-name="ce14"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 table:style-name="ce14"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1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7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/>
              <table:table-cell table:style-name="ce14">
                <text:p text:style-name="P2">5</text:p>
              </table:table-cell>
              <table:table-cell table:style-name="ce14"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2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7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1"/>
              <table:table-cell table:style-name="ce14">
                <text:p text:style-name="P2">6</text:p>
              </table:table-cell>
              <table:table-cell table:style-name="ce14"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3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7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14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 table:style-name="ce14"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4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8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16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5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8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16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6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8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15"/>
              <table:table-cell table:style-name="ce17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7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7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9"/>
              <table:table-cell table:style-name="ce4"/>
              <table:table-cell table:style-name="ce16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 table:style-name="ce14"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8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9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8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15"/>
              <table:table-cell table:style-name="ce17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 table:style-name="ce14"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39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7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9"/>
              <table:table-cell table:style-name="ce16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 table:style-name="ce14"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0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8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9"/>
              <table:table-cell table:style-name="ce4"/>
              <table:table-cell table:style-name="ce16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 table:style-name="ce14"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1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8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15"/>
              <table:table-cell table:style-name="ce17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 table:style-name="ce14"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2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7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9"/>
              <table:table-cell table:style-name="ce4"/>
              <table:table-cell table:style-name="ce16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 table:style-name="ce14"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3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8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15"/>
              <table:table-cell table:style-name="ce17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 table:style-name="ce14"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4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7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9"/>
              <table:table-cell table:style-name="ce16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 table:style-name="ce14"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5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8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9"/>
              <table:table-cell table:style-name="ce16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 table:style-name="ce14"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6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8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/>
              <table:table-cell table:style-name="ce4"/>
              <table:table-cell table:style-name="ce16">
                <text:p text:style-name="P2">6</text:p>
              </table:table-cell>
              <table:table-cell table:style-name="ce9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 table:style-name="ce14"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7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8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18"/>
              <table:table-cell table:style-name="ce17">
                <text:p text:style-name="P2">7</text:p>
              </table:table-cell>
              <table:table-cell table:style-name="ce9">
                <text:p text:style-name="P2">6</text:p>
              </table:table-cell>
              <table:table-cell table:style-name="ce9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 table:style-name="ce14"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48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7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17">
                <text:p text:style-name="P5">7</text:p>
              </table:table-cell>
              <table:table-cell table:style-name="ce9">
                <text:p text:style-name="P5">7</text:p>
              </table:table-cell>
              <table:table-cell table:style-name="ce9">
                <text:p text:style-name="P5">6</text:p>
              </table:table-cell>
              <table:table-cell table:style-name="ce9">
                <text:p text:style-name="P5">5</text:p>
              </table:table-cell>
              <table:table-cell table:style-name="ce9">
                <text:p text:style-name="P5">5</text:p>
              </table:table-cell>
              <table:table-cell table:style-name="ce4">
                <text:p text:style-name="P5">5</text:p>
              </table:table-cell>
              <table:table-cell table:style-name="ce9">
                <text:p text:style-name="P5">5</text:p>
              </table:table-cell>
              <table:table-cell table:style-name="ce4">
                <text:p text:style-name="P5">5</text:p>
              </table:table-cell>
              <table:table-cell table:style-name="ce9">
                <text:p text:style-name="P5">4</text:p>
              </table:table-cell>
              <table:table-cell table:style-name="ce9">
                <text:p text:style-name="P5">4</text:p>
              </table:table-cell>
              <table:table-cell table:style-name="ce4">
                <text:p text:style-name="P5">4</text:p>
              </table:table-cell>
              <table:table-cell table:style-name="ce9">
                <text:p text:style-name="P5">3</text:p>
              </table:table-cell>
              <table:table-cell table:style-name="ce4">
                <text:p text:style-name="P5">3</text:p>
              </table:table-cell>
              <table:table-cell table:style-name="ce9">
                <text:p text:style-name="P5">3</text:p>
              </table:table-cell>
              <table:table-cell table:style-name="ce9">
                <text:p text:style-name="P5">3</text:p>
              </table:table-cell>
              <table:table-cell table:style-name="ce11">
                <text:p text:style-name="P5">3</text:p>
              </table:table-cell>
              <table:table-cell table:style-name="ce14">
                <text:p text:style-name="P5">6</text:p>
              </table:table-cell>
              <table:table-cell>
                <text:p text:style-name="P5">5</text:p>
              </table:table-cell>
              <table:table-cell>
                <text:p text:style-name="P5">4</text:p>
              </table:table-cell>
              <table:table-cell>
                <text:p text:style-name="P5">4</text:p>
              </table:table-cell>
              <table:table-cell>
                <text:p text:style-name="P5">4</text:p>
              </table:table-cell>
              <table:table-cell>
                <text:p text:style-name="P5">3</text:p>
              </table:table-cell>
              <table:table-cell>
                <text:p text:style-name="P5">3</text:p>
              </table:table-cell>
              <table:table-cell>
                <text:p text:style-name="P5">3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 table:style-name="ce13">
                <text:p text:style-name="P5">0</text:p>
              </table:table-cell>
            </table:table-row>
          </table:table>
          <draw:image xlink:href="Pictures/TablePreview49.svm" xlink:type="simple" xlink:show="embed" xlink:actuate="onLoad"/>
        </draw:frame>
        <draw:path draw:style-name="gr8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" draw:layer="layout" svg:width="18.599cm" svg:height="0.961cm" svg:x="5.198cm" svg:y="8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2">
              <table:table-cell table:style-name="ce4">
                <text:p text:style-name="P2">7</text:p>
              </table:table-cell>
              <table:table-cell table:style-name="ce9">
                <text:p text:style-name="P2">7</text:p>
              </table:table-cell>
              <table:table-cell table:style-name="ce9">
                <text:p text:style-name="P2">6</text:p>
              </table:table-cell>
              <table:table-cell table:style-name="ce9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5</text:p>
              </table:table-cell>
              <table:table-cell table:style-name="ce4">
                <text:p text:style-name="P2">5</text:p>
              </table:table-cell>
              <table:table-cell table:style-name="ce9">
                <text:p text:style-name="P2">4</text:p>
              </table:table-cell>
              <table:table-cell table:style-name="ce9">
                <text:p text:style-name="P2">4</text:p>
              </table:table-cell>
              <table:table-cell table:style-name="ce4">
                <text:p text:style-name="P2">4</text:p>
              </table:table-cell>
              <table:table-cell table:style-name="ce9">
                <text:p text:style-name="P2">3</text:p>
              </table:table-cell>
              <table:table-cell table:style-name="ce4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9">
                <text:p text:style-name="P2">3</text:p>
              </table:table-cell>
              <table:table-cell table:style-name="ce11">
                <text:p text:style-name="P2">3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3">
                <text:p text:style-name="P2">0</text:p>
              </table:table-cell>
            </table:table-row>
          </table:table>
          <draw:image xlink:href="Pictures/TablePreview50.svm" xlink:type="simple" xlink:show="embed" xlink:actuate="onLoad"/>
        </draw:frame>
        <draw:path draw:style-name="gr5" draw:text-style-name="P4" draw:layer="layout" svg:width="7.14cm" svg:height="2.579cm" draw:transform="skewX (-0.671428163242219) rotate (0.273667626712711) translate (5.477cm 8.213cm)" svg:viewBox="0 0 7141 2580" svg:d="M0 0c5939 0 7141 2580 7141 2580">
          <text:p/>
        </draw:path>
        <draw:path draw:style-name="gr5" draw:text-style-name="P4" draw:layer="layout" svg:width="7.366cm" svg:height="4.151cm" draw:transform="skewX (-0.172089464246641) rotate (0.474205957766859) translate (6.55399999957846cm 8.2419999994412cm)" svg:viewBox="0 0 7367 4152" svg:d="M0 0c6122 0 7367 4152 7367 4152">
          <text:p/>
        </draw:path>
        <draw:path draw:style-name="gr6" draw:text-style-name="P4" draw:layer="layout" svg:width="2.276cm" svg:height="0.493cm" draw:transform="skewX (-1.34983764349241) rotate (1.73066848627758) translate (15.4625008256403cm 11.3990916288637cm)" svg:viewBox="0 0 2277 494" svg:d="M2277 0c-1882 0-2277 494-2277 494">
          <text:p/>
        </draw:path>
        <draw:path draw:style-name="gr5" draw:text-style-name="P4" draw:layer="layout" svg:width="8.06cm" svg:height="5.289cm" draw:transform="skewX (0.125314640293193) rotate (0.620988147859583) translate (7.20794447811727cm 8.231cm)" svg:viewBox="0 0 8061 5290" svg:d="M0 0c6696 0 8061 5290 8061 5290">
          <text:p/>
        </draw:path>
        <draw:path draw:style-name="gr6" draw:text-style-name="P4" draw:layer="layout" svg:width="2.308cm" svg:height="0.717cm" draw:transform="skewX (-1.24686321762475) rotate (1.80432138071174) translate (16.1343486561535cm 11.3974390446727cm)" svg:viewBox="0 0 2309 718" svg:d="M2309 0c-1910 0-2309 718-2309 718">
          <text:p/>
        </draw:path>
        <draw:path draw:style-name="gr5" draw:text-style-name="P4" draw:layer="layout" svg:width="8.878cm" svg:height="6.146cm" draw:transform="skewX (0.367915406320405) rotate (0.756774763664741) translate (7.947cm 8.25cm)" svg:viewBox="0 0 8879 6147" svg:d="M0 0c7376 0 8879 6147 8879 6147">
          <text:p/>
        </draw:path>
        <draw:path draw:style-name="gr6" draw:text-style-name="P4" draw:layer="layout" svg:width="7cm" svg:height="4.324cm" draw:transform="skewX (0.0125663706143592) rotate (2.59163940628638) translate (14.5309828759183cm 12.8102305638443cm)" svg:viewBox="0 0 7001 4325" svg:d="M7001 0c-5813 2-7001 4325-7001 4325">
          <text:p/>
        </draw:path>
        <draw:path draw:style-name="gr5" draw:text-style-name="P4" draw:layer="layout" svg:width="9.639cm" svg:height="6.563cm" draw:transform="skewX (0.573515192205337) rotate (0.882438469808333) translate (9cm 8.251cm)" svg:viewBox="0 0 9640 6564" svg:d="M0 0c8014 0 9640 6564 9640 6564">
          <text:p/>
        </draw:path>
        <draw:path draw:style-name="gr6" draw:text-style-name="P4" draw:layer="layout" svg:width="7.638cm" svg:height="5.246cm" draw:transform="skewX (-0.296007841138238) rotate (2.42618219319732) translate (15.2660138492395cm 14.162552813077cm)" svg:viewBox="0 0 7639 5247" svg:d="M7639 0c-6346 4-7639 5247-7639 5247">
          <text:p/>
        </draw:path>
        <draw:path draw:style-name="gr5" draw:text-style-name="P4" draw:layer="layout" svg:width="10.433cm" svg:height="6.552cm" draw:transform="skewX (0.763057948971921) rotate (1.00443698452274) translate (10.2339999998813cm 8.25199999951794cm)" svg:viewBox="0 0 10434 6553" svg:d="M0 0c8669 0 10434 6553 10434 6553">
          <text:p/>
        </draw:path>
        <draw:path draw:style-name="gr5" draw:text-style-name="P4" draw:layer="layout" svg:width="11.649cm" svg:height="6.894cm" draw:transform="skewX (0.845612022591253) rotate (1.05941485596056) translate (10.8180325563283cm 8.25299958884222cm)" svg:viewBox="0 0 11650 6895" svg:d="M0 0c9679-2 11650 6895 11650 6895">
          <text:p/>
        </draw:path>
        <draw:path draw:style-name="gr6" draw:text-style-name="P4" draw:layer="layout" svg:width="7.192cm" svg:height="4.985cm" draw:transform="skewX (-0.391826417072727) rotate (2.3706807229839) translate (16.659427871207cm 14.1650708648643cm)" svg:viewBox="0 0 7193 4986" svg:d="M7193 0c-5974 3-7193 4986-7193 4986">
          <text:p/>
        </draw:path>
        <draw:path draw:style-name="gr5" draw:text-style-name="P4" draw:layer="layout" svg:width="11.675cm" svg:height="6.934cm" draw:transform="skewX (0.841248699461267) rotate (1.05644779623217) translate (12.034cm 8.253cm)" svg:viewBox="0 0 11676 6935" svg:d="M0 0c9699 0 11676 6935 11676 6935">
          <text:p/>
        </draw:path>
        <draw:path draw:style-name="gr6" draw:text-style-name="P4" draw:layer="layout" svg:width="7.263cm" svg:height="5.031cm" draw:transform="skewX (-0.376118453804778) rotate (2.37993096801947) translate (17.9655525106909cm 14.1667496579139cm)" svg:viewBox="0 0 7264 5032" svg:d="M7264 0c-6033 4-7264 5032-7264 5032">
          <text:p/>
        </draw:path>
        <draw:path draw:style-name="gr5" draw:text-style-name="P4" draw:layer="layout" svg:width="11.418cm" svg:height="6.412cm" draw:transform="skewX (0.903731486682664) rotate (1.09868476413043) translate (13.299cm 8.253cm)" svg:viewBox="0 0 11419 6413" svg:d="M0 0c9483 2 11419 6413 11419 6413">
          <text:p/>
        </draw:path>
        <draw:path draw:style-name="gr6" draw:text-style-name="P4" draw:layer="layout" svg:width="2.927cm" svg:height="1.975cm" draw:transform="skewX (-0.603534855339639) rotate (2.24100275956072) translate (19.818617602995cm 11.4495243675737cm)" svg:viewBox="0 0 2928 1976" svg:d="M2928 0c-2431 0-2928 1976-2928 1976">
          <text:p/>
        </draw:path>
        <draw:path draw:style-name="gr6" draw:text-style-name="P4" draw:layer="layout" svg:width="2.608cm" svg:height="1.512cm" draw:transform="skewX (-0.869872099193974) rotate (2.06594623558569) translate (17.5727952048557cm 11.4498256411678cm)" svg:viewBox="0 0 2609 1513" svg:d="M2609 0c-2166 1-2609 1513-2609 1513">
          <text:p/>
        </draw:path>
        <draw:path draw:style-name="gr6" draw:text-style-name="P4" draw:layer="layout" svg:width="2.614cm" svg:height="1.525cm" draw:transform="skewX (-0.862367183410398) rotate (2.07100769041647) translate (18.7611910039623cm 11.4486283547643cm)" svg:viewBox="0 0 2615 1526" svg:d="M2615 0c-2172 0-2615 1526-2615 1526">
          <text:p/>
        </draw:path>
        <draw:path draw:style-name="gr6" draw:text-style-name="P4" draw:layer="layout" svg:width="2.959cm" svg:height="1.932cm" draw:transform="skewX (0.697259036171735) rotate (0.964294411726867) translate (17.0070813722516cm 8.255cm)" svg:viewBox="0 0 2960 1933" svg:d="M0 0c2472 1 2960 1933 2960 1933">
          <text:p/>
        </draw:path>
        <draw:path draw:style-name="gr5" draw:text-style-name="P4" draw:layer="layout" svg:width="11.412cm" svg:height="6.412cm" draw:transform="skewX (0.903382420832265) rotate (1.09851023120523) translate (13.89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0.428617602995cm 11.4505243675737cm)" svg:viewBox="0 0 2928 1976" svg:d="M2928 0c-2431 0-2928 1976-2928 1976">
          <text:p/>
        </draw:path>
        <draw:path draw:style-name="gr5" draw:text-style-name="P4" draw:layer="layout" svg:width="11.412cm" svg:height="6.412cm" draw:transform="skewX (0.903382420832265) rotate (1.09851023120523) translate (14.481cm 8.253cm)" svg:viewBox="0 0 11413 6413" svg:d="M0 0c9481 1 11413 6413 11413 6413">
          <text:p/>
        </draw:path>
        <draw:path draw:style-name="gr6" draw:text-style-name="P4" draw:layer="layout" svg:width="2.927cm" svg:height="1.975cm" draw:transform="skewX (-0.603534855339639) rotate (2.24100275956072) translate (21.038617602995cm 11.4515243675737cm)" svg:viewBox="0 0 2928 1976" svg:d="M2928 0c-2431 0-2928 1976-2928 1976">
          <text:p/>
        </draw:path>
        <draw:path draw:style-name="gr6" draw:text-style-name="P4" draw:layer="layout" svg:width="2.653cm" svg:height="1.599cm" draw:transform="skewX (-0.822573676464927) rotate (2.09771122797198) translate (21.834793009869cm 11.4523249950536cm)" svg:viewBox="0 0 2654 1600" svg:d="M2654 0c-2204 0-2654 1600-2654 1600">
          <text:p/>
        </draw:path>
        <draw:path draw:style-name="gr6" draw:text-style-name="P4" draw:layer="layout" svg:width="3.072cm" svg:height="1.959cm" draw:transform="skewX (0.736878010192006) rotate (0.986809159077594) translate (20cm 8.253cm)" svg:viewBox="0 0 3073 1960" svg:d="M0 0c2552 1 3073 1960 3073 1960">
          <text:p/>
        </draw:path>
        <draw:path draw:style-name="gr6" draw:text-style-name="P4" draw:layer="layout" svg:width="2.888cm" svg:height="1.642cm" draw:transform="skewX (0.890990583143105) rotate (1.08995811787046) translate (20.9999999958072cm 8.25299997920581cm)" svg:viewBox="0 0 2889 1643" svg:d="M0 0c2400 0 2889 1643 2889 1643">
          <text:p/>
        </draw:path>
        <draw:path draw:style-name="gr6" draw:text-style-name="P4" draw:layer="layout" svg:width="2.428cm" svg:height="1.045cm" draw:transform="skewX (-1.10165182385882) rotate (1.90572501025261) translate (22.5392913575423cm 11.4526694128777cm)" svg:viewBox="0 0 2429 1046" svg:d="M2429 0c-2019 1-2429 1046-2429 1046">
          <text:p/>
        </draw:path>
        <draw:path draw:style-name="gr6" draw:text-style-name="P4" draw:layer="layout" svg:width="2.679cm" svg:height="1.047cm" draw:transform="skewX (1.15226637216666) rotate (1.27094876130227) translate (22.3489998734198cm 8.25299893846657cm)" svg:viewBox="0 0 2680 1048" svg:d="M0 0c2225-1 2680 1048 2680 1048">
          <text:p/>
        </draw:path>
        <draw:path draw:style-name="gr6" draw:text-style-name="P4" draw:layer="layout" svg:width="2.348cm" svg:height="0.662cm" draw:transform="skewX (-1.27897727586144) rotate (1.78041036995942) translate (23.3377242755498cm 11.4572953047808cm)" svg:viewBox="0 0 2349 663" svg:d="M2349 0c-1951 1-2349 663-2349 663">
          <text:p/>
        </draw:path>
        <draw:path draw:style-name="gr6" draw:text-style-name="P4" draw:layer="layout" svg:width="6.937cm" svg:height="2.938cm" draw:transform="skewX (0.517839189066717) rotate (2.81277262251406) translate (12.5576040869958cm 11.4445712334819cm)" svg:viewBox="0 0 6938 2939" svg:d="M6938 0c-5758 1-6938 2939-6938 2939">
          <text:p/>
        </draw:path>
        <presentation:notes draw:style-name="dp1">
          <draw:page-thumbnail draw:style-name="gr2" draw:layer="layout" svg:width="19.798cm" svg:height="11.136cm" svg:x="0.6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5T15:30:08.496000000</meta:creation-date>
    <dc:date>2024-05-06T21:45:40.737000000</dc:date>
    <meta:editing-duration>P1DT6H15M5S</meta:editing-duration>
    <meta:editing-cycles>52</meta:editing-cycles>
    <meta:generator>LibreOffice/7.6.4.1$Windows_X86_64 LibreOffice_project/e19e193f88cd6c0525a17fb7a176ed8e6a3e2aa1</meta:generator>
    <meta:document-statistic meta:object-count="1431"/>
  </office:meta>
</office:document-meta>
</file>